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4.438cm"/>
    </style:style>
    <style:style style:name="co8" style:family="table-column">
      <style:table-column-properties fo:break-before="auto" style:column-width="4.00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Claims_Data_Missing_Valu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Claim_ID</text:p>
          </table:table-cell>
          <table:table-cell office:value-type="string" calcext:value-type="string">
            <text:p>Policy_Num</text:p>
          </table:table-cell>
          <table:table-cell office:value-type="string" calcext:value-type="string">
            <text:p>Driver_Age</text:p>
          </table:table-cell>
          <table:table-cell office:value-type="string" calcext:value-type="string">
            <text:p>Policy_Type</text:p>
          </table:table-cell>
          <table:table-cell office:value-type="string" calcext:value-type="string">
            <text:p>Pre_Claims</text:p>
          </table:table-cell>
          <table:table-cell office:value-type="string" calcext:value-type="string">
            <text:p>Premium_AMT</text:p>
          </table:table-cell>
          <table:table-cell office:value-type="string" calcext:value-type="string">
            <text:p>Claim_AM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-1292034</text:p>
          </table:table-cell>
          <table:table-cell office:value-type="float" office:value="176751871" calcext:value-type="float">
            <text:p>1767518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r</text:p>
          </table:table-cell>
          <table:table-cell office:value-type="float" office:value="0" calcext:value-type="float">
            <text:p>0</text:p>
          </table:table-cell>
          <table:table-cell office:value-type="float" office:value="1272.45" calcext:value-type="float">
            <text:p>1272.45</text:p>
          </table:table-cell>
          <table:table-cell office:value-type="float" office:value="12634.25" calcext:value-type="float">
            <text:p>12634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-1742889</text:p>
          </table:table-cell>
          <table:table-cell office:value-type="float" office:value="135517422" calcext:value-type="float">
            <text:p>1355174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ck</text:p>
          </table:table-cell>
          <table:table-cell/>
          <table:table-cell office:value-type="float" office:value="1052.25" calcext:value-type="float">
            <text:p>1052.25</text:p>
          </table:table-cell>
          <table:table-cell office:value-type="float" office:value="8956.15" calcext:value-type="float">
            <text:p>8956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-1384474</text:p>
          </table:table-cell>
          <table:table-cell office:value-type="float" office:value="176552663" calcext:value-type="float">
            <text:p>1765526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</text:p>
          </table:table-cell>
          <table:table-cell office:value-type="float" office:value="1" calcext:value-type="float">
            <text:p>1</text:p>
          </table:table-cell>
          <table:table-cell office:value-type="float" office:value="1389.75" calcext:value-type="float">
            <text:p>1389.75</text:p>
          </table:table-cell>
          <table:table-cell office:value-type="float" office:value="3691.65" calcext:value-type="float">
            <text:p>3691.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-1283351</text:p>
          </table:table-cell>
          <table:table-cell office:value-type="float" office:value="157711099" calcext:value-type="float">
            <text:p>15771109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r</text:p>
          </table:table-cell>
          <table:table-cell office:value-type="float" office:value="0" calcext:value-type="float">
            <text:p>0</text:p>
          </table:table-cell>
          <table:table-cell office:value-type="float" office:value="980.85" calcext:value-type="float">
            <text:p>98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-1712003</text:p>
          </table:table-cell>
          <table:table-cell office:value-type="float" office:value="140846711" calcext:value-type="float">
            <text:p>140846711</text:p>
          </table:table-cell>
          <table:table-cell/>
          <table:table-cell office:value-type="string" calcext:value-type="string">
            <text:p>Car</text:p>
          </table:table-cell>
          <table:table-cell/>
          <table:table-cell office:value-type="float" office:value="1567.45" calcext:value-type="float">
            <text:p>1567.45</text:p>
          </table:table-cell>
          <table:table-cell office:value-type="float" office:value="2934.25" calcext:value-type="float">
            <text:p>2934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-1518709</text:p>
          </table:table-cell>
          <table:table-cell office:value-type="float" office:value="126885444" calcext:value-type="float">
            <text:p>126885444</text:p>
          </table:table-cell>
          <table:table-cell/>
          <table:table-cell office:value-type="string" calcext:value-type="string">
            <text:p>Van</text:p>
          </table:table-cell>
          <table:table-cell office:value-type="float" office:value="0" calcext:value-type="float">
            <text:p>0</text:p>
          </table:table-cell>
          <table:table-cell office:value-type="float" office:value="1173.95" calcext:value-type="float">
            <text:p>1173.95</text:p>
          </table:table-cell>
          <table:table-cell office:value-type="float" office:value="590.65" calcext:value-type="float">
            <text:p>590.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-1661021</text:p>
          </table:table-cell>
          <table:table-cell office:value-type="float" office:value="191874052" calcext:value-type="float">
            <text:p>19187405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92.35" calcext:value-type="float">
            <text:p>1492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-1622931</text:p>
          </table:table-cell>
          <table:table-cell office:value-type="float" office:value="184558739" calcext:value-type="float">
            <text:p>1845587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an</text:p>
          </table:table-cell>
          <table:table-cell office:value-type="float" office:value="0" calcext:value-type="float">
            <text:p>0</text:p>
          </table:table-cell>
          <table:table-cell office:value-type="float" office:value="1146.95" calcext:value-type="float">
            <text:p>1146.95</text:p>
          </table:table-cell>
          <table:table-cell office:value-type="float" office:value="962.15" calcext:value-type="float">
            <text:p>962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-1470986</text:p>
          </table:table-cell>
          <table:table-cell office:value-type="float" office:value="179027710" calcext:value-type="float">
            <text:p>179027710</text:p>
          </table:table-cell>
          <table:table-cell/>
          <table:table-cell office:value-type="string" calcext:value-type="string">
            <text:p>Van</text:p>
          </table:table-cell>
          <table:table-cell office:value-type="float" office:value="1" calcext:value-type="float">
            <text:p>1</text:p>
          </table:table-cell>
          <table:table-cell office:value-type="float" office:value="1453.65" calcext:value-type="float">
            <text:p>1453.65</text:p>
          </table:table-cell>
          <table:table-cell office:value-type="float" office:value="2691.95" calcext:value-type="float">
            <text:p>2691.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-1886922</text:p>
          </table:table-cell>
          <table:table-cell office:value-type="float" office:value="179500989" calcext:value-type="float">
            <text:p>17950098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uck</text:p>
          </table:table-cell>
          <table:table-cell office:value-type="float" office:value="0" calcext:value-type="float">
            <text:p>0</text:p>
          </table:table-cell>
          <table:table-cell office:value-type="float" office:value="1252.25" calcext:value-type="float">
            <text:p>125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-1727554</text:p>
          </table:table-cell>
          <table:table-cell office:value-type="float" office:value="176634765" calcext:value-type="float">
            <text:p>1766347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r</text:p>
          </table:table-cell>
          <table:table-cell office:value-type="float" office:value="1" calcext:value-type="float">
            <text:p>1</text:p>
          </table:table-cell>
          <table:table-cell office:value-type="float" office:value="1584.75" calcext:value-type="float">
            <text:p>1584.75</text:p>
          </table:table-cell>
          <table:table-cell office:value-type="float" office:value="6924.15" calcext:value-type="float">
            <text:p>6924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-1984398</text:p>
          </table:table-cell>
          <table:table-cell office:value-type="float" office:value="124196289" calcext:value-type="float">
            <text:p>124196289</text:p>
          </table:table-cell>
          <table:table-cell/>
          <table:table-cell office:value-type="string" calcext:value-type="string">
            <text:p>Van</text:p>
          </table:table-cell>
          <table:table-cell office:value-type="float" office:value="0" calcext:value-type="float">
            <text:p>0</text:p>
          </table:table-cell>
          <table:table-cell office:value-type="float" office:value="1264.25" calcext:value-type="float">
            <text:p>1264.25</text:p>
          </table:table-cell>
          <table:table-cell office:value-type="float" office:value="650.95" calcext:value-type="float">
            <text:p>650.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-1927305</text:p>
          </table:table-cell>
          <table:table-cell office:value-type="float" office:value="132014482" calcext:value-type="float">
            <text:p>1320144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r</text:p>
          </table:table-cell>
          <table:table-cell office:value-type="float" office:value="0" calcext:value-type="float">
            <text:p>0</text:p>
          </table:table-cell>
          <table:table-cell office:value-type="float" office:value="1135.45" calcext:value-type="float">
            <text:p>1135.45</text:p>
          </table:table-cell>
          <table:table-cell office:value-type="float" office:value="350.95" calcext:value-type="float">
            <text:p>350.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-1543745</text:p>
          </table:table-cell>
          <table:table-cell office:value-type="float" office:value="173697008" calcext:value-type="float">
            <text:p>1736970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ck</text:p>
          </table:table-cell>
          <table:table-cell/>
          <table:table-cell office:value-type="float" office:value="1495.15" calcext:value-type="float">
            <text:p>149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-1525750</text:p>
          </table:table-cell>
          <table:table-cell office:value-type="float" office:value="130465403" calcext:value-type="float">
            <text:p>13046540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r</text:p>
          </table:table-cell>
          <table:table-cell office:value-type="float" office:value="0" calcext:value-type="float">
            <text:p>0</text:p>
          </table:table-cell>
          <table:table-cell office:value-type="float" office:value="1123.25" calcext:value-type="float">
            <text:p>1123.25</text:p>
          </table:table-cell>
          <table:table-cell office:value-type="float" office:value="264.75" calcext:value-type="float">
            <text:p>264.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-1773900</text:p>
          </table:table-cell>
          <table:table-cell office:value-type="float" office:value="154882349" calcext:value-type="float">
            <text:p>154882349</text:p>
          </table:table-cell>
          <table:table-cell/>
          <table:table-cell office:value-type="string" calcext:value-type="string">
            <text:p>Tru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8.65" calcext:value-type="float">
            <text:p>598.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-1354933</text:p>
          </table:table-cell>
          <table:table-cell office:value-type="float" office:value="154877763" calcext:value-type="float">
            <text:p>15487776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a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1.75" calcext:value-type="float">
            <text:p>921.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-1353387</text:p>
          </table:table-cell>
          <table:table-cell office:value-type="float" office:value="181411853" calcext:value-type="float">
            <text:p>1814118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ck</text:p>
          </table:table-cell>
          <table:table-cell/>
          <table:table-cell office:value-type="float" office:value="1401.25" calcext:value-type="float">
            <text:p>140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-1337183</text:p>
          </table:table-cell>
          <table:table-cell office:value-type="float" office:value="141365962" calcext:value-type="float">
            <text:p>141365962</text:p>
          </table:table-cell>
          <table:table-cell/>
          <table:table-cell office:value-type="string" calcext:value-type="string">
            <text:p>Car</text:p>
          </table:table-cell>
          <table:table-cell office:value-type="float" office:value="1" calcext:value-type="float">
            <text:p>1</text:p>
          </table:table-cell>
          <table:table-cell office:value-type="float" office:value="1672.75" calcext:value-type="float">
            <text:p>1672.75</text:p>
          </table:table-cell>
          <table:table-cell office:value-type="float" office:value="5919.15" calcext:value-type="float">
            <text:p>5919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-196913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Van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-1893203</text:p>
          </table:table-cell>
          <table:table-cell office:value-type="float" office:value="161682966" calcext:value-type="float">
            <text:p>1616829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r</text:p>
          </table:table-cell>
          <table:table-cell office:value-type="float" office:value="0" calcext:value-type="float">
            <text:p>0</text:p>
          </table:table-cell>
          <table:table-cell office:value-type="float" office:value="1425.65" calcext:value-type="float">
            <text:p>1425.65</text:p>
          </table:table-cell>
          <table:table-cell office:value-type="float" office:value="736.95" calcext:value-type="float">
            <text:p>736.95</text:p>
          </table:table-cell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7T10:14:41.302459175</dc:date>
    <meta:editing-duration>PT10M28S</meta:editing-duration>
    <meta:editing-cycles>1</meta:editing-cycles>
    <meta:document-statistic meta:table-count="1" meta:cell-count="133" meta:object-count="0"/>
    <meta:generator>LibreOffice/7.3.7.2$Linux_X86_64 LibreOffice_project/30$Build-2</meta:generator>
  </office:meta>
</office:document-meta>
</file>